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66" calcext:value-type="float">
            <text:p>90.9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2544" calcext:value-type="float">
            <text:p>88.1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9288" calcext:value-type="float">
            <text:p>88.0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1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504" calcext:value-type="float">
            <text:p>80.9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0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3208" calcext:value-type="float">
            <text:p>81.2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0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200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199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199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198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198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